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4.754cm"/>
    </style:style>
    <style:style style:name="co8" style:family="table-column">
      <style:table-column-properties fo:break-before="auto" style:column-width="4.479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6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856cm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16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16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2" style:family="table-cell" style:parent-style-name="Default" style:data-style-name="N36">
      <style:table-cell-properties fo:padding="0.071cm"/>
      <style:text-properties style:font-name="Verdana"/>
    </style:style>
    <style:style style:name="ce13" style:family="table-cell" style:parent-style-name="Default" style:data-style-name="N41">
      <style:table-cell-properties fo:padding="0.071cm"/>
      <style:text-properties style:font-name="Verdana"/>
    </style:style>
    <style:style style:name="ce14" style:family="table-cell" style:parent-style-name="Default" style:data-style-name="N175">
      <style:table-cell-properties fo:padding="0.071cm"/>
      <style:text-properties style:font-name="Verdana"/>
    </style:style>
    <style:style style:name="ce15" style:family="table-cell" style:parent-style-name="Default" style:data-style-name="N16042">
      <style:table-cell-properties fo:padding="0.071cm"/>
      <style:text-properties style:font-name="Verdana"/>
    </style:style>
    <style:style style:name="ce16" style:family="table-cell" style:parent-style-name="Default" style:data-style-name="N16043">
      <style:table-cell-properties fo:padding="0.071cm"/>
      <style:text-properties style:font-name="Verdana"/>
    </style:style>
    <style:style style:name="ce17" style:family="table-cell" style:parent-style-name="Default" style:data-style-name="N8107">
      <style:table-cell-properties fo:padding="0.071cm"/>
      <style:text-properties style:font-name="Verdana"/>
    </style:style>
    <style:style style:name="ce18" style:family="table-cell" style:parent-style-name="Default" style:data-style-name="N8108">
      <style:table-cell-properties fo:padding="0.071cm"/>
      <style:text-properties style:font-name="Verdana"/>
    </style:style>
    <style:style style:name="ce19" style:family="table-cell" style:parent-style-name="Default" style:data-style-name="N136">
      <style:table-cell-properties fo:padding="0.071cm"/>
      <style:text-properties style:font-name="Verdana"/>
    </style:style>
    <style:style style:name="ce20" style:family="table-cell" style:parent-style-name="Default" style:data-style-name="N137">
      <style:table-cell-properties fo:padding="0.071cm"/>
      <style:text-properties style:font-name="Verdana"/>
    </style:style>
    <style:style style:name="ce21" style:family="table-cell" style:parent-style-name="Default">
      <style:text-properties style:font-name="Verdana"/>
    </style:style>
    <style:style style:name="ce22" style:family="table-cell" style:parent-style-name="Default">
      <style:table-cell-properties fo:padding="0.071cm"/>
      <style:text-properties style:font-name="Verdana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padding="0.071cm"/>
    </style:style>
    <style:style style:name="ce25" style:family="table-cell" style:parent-style-name="Default" style:data-style-name="N10">
      <style:table-cell-properties fo:padding="0.071cm"/>
    </style:style>
    <style:style style:name="ce26" style:family="table-cell" style:parent-style-name="Default" style:data-style-name="N11">
      <style:table-cell-properties fo:padding="0.071cm"/>
    </style:style>
    <style:style style:name="ce27" style:family="table-cell" style:parent-style-name="Default" style:data-style-name="N3">
      <style:table-cell-properties fo:padding="0.071cm"/>
    </style:style>
    <style:style style:name="ce28" style:family="table-cell" style:parent-style-name="Default" style:data-style-name="N4">
      <style:table-cell-properties fo:padding="0.071cm"/>
    </style:style>
    <style:style style:name="ce29" style:family="table-cell" style:parent-style-name="Default" style:data-style-name="N61">
      <style:table-cell-properties fo:padding="0.071cm"/>
    </style:style>
    <style:style style:name="ce30" style:family="table-cell" style:parent-style-name="Default" style:data-style-name="N177">
      <style:table-cell-properties fo:padding="0.071cm"/>
    </style:style>
    <style:style style:name="ce31" style:family="table-cell" style:parent-style-name="Default" style:data-style-name="N179">
      <style:table-cell-properties fo:padding="0.071cm"/>
    </style:style>
    <style:style style:name="ce32" style:family="table-cell" style:parent-style-name="Default" style:data-style-name="N180">
      <style:table-cell-properties fo:padding="0.071cm"/>
    </style:style>
    <style:style style:name="ce33" style:family="table-cell" style:parent-style-name="Default" style:data-style-name="N185">
      <style:table-cell-properties fo:padding="0.071cm"/>
    </style:style>
  </office:automatic-styles>
  <office:body>
    <office:spreadsheet>
      <table:calculation-settings>
        <table:null-date table:date-value="1904-01-01"/>
      </table:calculation-settings>
      <table:table table:name="Numbers" table:style-name="ta1" table:print="false">
        <table:table-column table:style-name="co11" table:default-cell-style-name="ce24"/>
        <table:table-column table:style-name="co12" table:default-cell-style-name="ce24"/>
        <table:table-column table:style-name="co12" table:number-columns-repeated="3" table:default-cell-style-name="Default"/>
        <table:table-row table:style-name="ro2">
          <table:table-cell office:value-type="float" office:value="-59000000">
            <text:p>-59000000</text:p>
          </table:table-cell>
          <table:table-cell office:value-type="string">
            <text:p>minus 59 million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2">
          <table:table-cell office:value-type="float" office:value="-988">
            <text:p>-988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2">
          <table:table-cell office:value-type="float" office:value="-124.23432">
            <text:p>-124,23432</text:p>
          </table:table-cell>
          <table:table-cell table:style-name="Default"/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2">
          <table:table-cell office:value-type="float" office:value="-81.9028508730274">
            <text:p>-81,902850873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-15">
            <text:p>-15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-0.002934">
            <text:p>-0,002934</text:p>
          </table:table-cell>
          <table:table-cell office:value-type="string">
            <text:p>minus small fraction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inus zero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table:number-columns-repeated="3"/>
        </table:table-row>
        <table:table-row table:style-name="ro2">
          <table:table-cell office:value-type="float" office:value="0.000000005">
            <text:p>0,000000005</text:p>
          </table:table-cell>
          <table:table-cell office:value-type="string">
            <text:p>small fraction</text:p>
          </table:table-cell>
          <table:table-cell table:number-columns-repeated="3"/>
        </table:table-row>
        <table:table-row table:style-name="ro2">
          <table:table-cell office:value-type="float" office:value="0.982394">
            <text:p>0,982394</text:p>
          </table:table-cell>
          <table:table-cell office:value-type="string">
            <text:p>almost 1</text:p>
          </table:table-cell>
          <table:table-cell table:number-columns-repeated="3"/>
        </table:table-row>
        <table:table-row table:style-name="ro2">
          <table:table-cell office:value-type="float" office:value="3.14159265358979">
            <text:p>3,1415926536</text:p>
          </table:table-cell>
          <table:table-cell office:value-type="string">
            <text:p>some parts of pi</text:p>
          </table:table-cell>
          <table:table-cell table:number-columns-repeated="3"/>
        </table:table-row>
        <table:table-row table:style-name="ro2">
          <table:table-cell office:value-type="float" office:value="59000000">
            <text:p>59000000</text:p>
          </table:table-cell>
          <table:table-cell office:value-type="string">
            <text:p>59 million</text:p>
          </table:table-cell>
          <table:table-cell table:number-columns-repeated="3"/>
        </table:table-row>
        <table:table-row table:style-name="ro2">
          <table:table-cell office:value-type="float" office:value="59000000.1">
            <text:p>59000000,1</text:p>
          </table:table-cell>
          <table:table-cell office:value-type="string">
            <text:p>same + a tenth</text:p>
          </table:table-cell>
          <table:table-cell table:number-columns-repeated="3"/>
        </table:table-row>
        <table:table-row table:style-name="ro2">
          <table:table-cell table:style-name="ce25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2">
          <table:table-cell table:style-name="ce26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2">
          <table:table-cell table:style-name="ce27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2">
          <table:table-cell table:style-name="ce28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2">
          <table:table-cell table:style-name="ce29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2">
          <table:table-cell table:style-name="ce30" office:value-type="currency" office:currency="EUR" office:value="59000000.1234">
            <text:p>59.000.000,12 €</text:p>
          </table:table-cell>
          <table:table-cell office:value-type="string">
            <text:p>59 million + 0.1234, formatted as EUROs, @ at end, two decimals</text:p>
          </table:table-cell>
          <table:table-cell table:number-columns-repeated="3"/>
        </table:table-row>
        <table:table-row table:style-name="ro2">
          <table:table-cell table:style-name="ce31" office:value-type="currency" office:currency="$" office:value="59000000.1234">
            <text:p>59.000.000,12 $</text:p>
          </table:table-cell>
          <table:table-cell office:value-type="string">
            <text:p>59 million + 0.1234, formatted as DOLLARs, $ at end, two decimals</text:p>
          </table:table-cell>
          <table:table-cell table:number-columns-repeated="3"/>
        </table:table-row>
        <table:table-row table:style-name="ro2">
          <table:table-cell table:style-name="ce30" office:value-type="currency" office:currency="EUR" office:value="-59000000.1234">
            <text:p>-59.000.000,12 €</text:p>
          </table:table-cell>
          <table:table-cell office:value-type="string">
            <text:p>minus 59 million + 0.1234, formatted as EUROs, € at end, two decimals</text:p>
          </table:table-cell>
          <table:table-cell table:number-columns-repeated="3"/>
        </table:table-row>
        <table:table-row table:style-name="ro2">
          <table:table-cell table:style-name="ce32" office:value-type="currency" office:currency="$" office:value="-59000000.1234">
            <text:p>-59.000.000,12 $</text:p>
          </table:table-cell>
          <table:table-cell office:value-type="string">
            <text:p>minus 59 million + 0.1234, formatted as DOLLARs, $ at end, two decimals</text:p>
          </table:table-cell>
          <table:table-cell table:number-columns-repeated="3"/>
        </table:table-row>
        <table:table-row table:style-name="ro2">
          <table:table-cell table:style-name="ce31" office:value-type="currency" office:currency="$" office:value="-59000000.1234">
            <text:p>-59.000.000,12 $</text:p>
          </table:table-cell>
          <table:table-cell office:value-type="string">
            <text:p>minus 59 million + 0.1234, formatted as DOLLARs, negative red, $ at end, two decimals</text:p>
          </table:table-cell>
          <table:table-cell table:number-columns-repeated="3"/>
        </table:table-row>
      </table:table>
      <table:table table:name="Texts" table:style-name="ta1" table:print="false">
        <table:table-column table:style-name="co13" table:default-cell-style-name="ce24"/>
        <table:table-column table:style-name="co12" table:default-cell-style-name="ce24"/>
        <table:table-column table:style-name="co12" table:number-columns-repeated="3" table:default-cell-style-name="Default"/>
        <table:table-row table:style-name="ro2">
          <table:table-cell/>
          <table:table-cell office:value-type="string">
            <text:p>nothing, empty text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2">
          <table:table-cell office:value-type="string">
            <text:p>a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 number</text:p>
          </table:table-cell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2">
          <table:table-cell office:value-type="string">
            <text:p>The quick brown fox jumps over the lazy dog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>
            <text:p>café au lait</text:p>
          </table:table-cell>
          <table:table-cell office:value-type="string">
            <text:p>accent aigue on the e</text:p>
          </table:table-cell>
          <table:table-cell table:number-columns-repeated="3"/>
        </table:table-row>
        <table:table-row table:style-name="ro2">
          <table:table-cell office:value-type="string">
            <text:p>водка</text:p>
          </table:table-cell>
          <table:table-cell office:value-type="string">
            <text:p>Cyrillic</text:p>
          </table:table-cell>
          <table:table-cell table:number-columns-repeated="3"/>
        </table:table-row>
        <table:table-row table:style-name="ro2">
          <table:table-cell office:value-type="string">
            <text:p>wódka</text:p>
          </table:table-cell>
          <table:table-cell office:value-type="string">
            <text:p>Polish o accent aigue</text:p>
          </table:table-cell>
          <table:table-cell table:number-columns-repeated="3"/>
        </table:table-row>
        <table:table-row table:style-name="ro2">
          <table:table-cell table:style-name="ce25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2">
          <table:table-cell table:style-name="ce26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2">
          <table:table-cell table:style-name="ce27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2">
          <table:table-cell table:style-name="ce28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2">
          <table:table-cell table:style-name="ce29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2">
          <table:table-cell table:style-name="ce33" office:value-type="currency" office:currency="EUR" office:value="59000000.1234">
            <text:p>59.000.000,12 EUR</text:p>
          </table:table-cell>
          <table:table-cell office:value-type="string">
            <text:p>59 million + 0.1234, formatted as "currencyRed" with 2 decimals, brackets and EUR</text:p>
          </table:table-cell>
          <table:table-cell table:number-columns-repeated="3"/>
        </table:table-row>
        <table:table-row table:style-name="ro2">
          <table:table-cell table:style-name="ce33" office:value-type="currency" office:currency="EUR" office:value="-59000000.1234">
            <text:p>(59.000.000,12 EUR)</text:p>
          </table:table-cell>
          <table:table-cell office:value-type="string">
            <text:p>minus 59 million + 0.1234, formatted as "currencyRed" with 2 decimals, brackets and EUR</text:p>
          </table:table-cell>
          <table:table-cell table:number-columns-repeated="3"/>
        </table:table-row>
      </table:table>
      <table:table table:name="Dates" table:style-name="ta1" table:print="false"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019" table:default-cell-style-name="ce21"/>
        <table:table-row table:style-name="ro2">
          <table:table-cell table:style-name="ce12" office:value-type="date" office:date-value="1905-09-12">
            <text:p>12.09.1905</text:p>
          </table:table-cell>
          <table:table-cell table:style-name="ce22" table:formula="of:=VALUE([.A1])" office:value-type="float" office:value="620">
            <text:p>620</text:p>
          </table:table-cell>
          <table:table-cell table:style-name="ce22" table:formula="of:=TEXT([.A1];&quot;yyyy\-mm\-ddThh\:mm\:ss&quot;)" office:value-type="string" office:string-value="yyyy-09-dd1200:00:00">
            <text:p>yyyy-09-dd1200:00:00</text:p>
          </table:table-cell>
          <table:table-cell table:style-name="ce22" office:value-type="string">
            <text:p>midnight</text:p>
          </table:table-cell>
          <table:table-cell table:style-name="ce8" office:value-type="string">
            <text:p>Please use the A column for cells that will be read by fpspreadsheet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8-09-12T12:00:00">
            <text:p>12.09.1908</text:p>
          </table:table-cell>
          <table:table-cell table:style-name="ce22" table:formula="of:=VALUE([.A2])" office:value-type="float" office:value="1716.5">
            <text:p>1716,5</text:p>
          </table:table-cell>
          <table:table-cell table:style-name="ce22" table:formula="of:=TEXT([.A2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8" office:value-type="string">
            <text:p>Do not modify or delete cells; it will mess up the test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13-11-24">
            <text:p>24.11.2013</text:p>
          </table:table-cell>
          <table:table-cell table:style-name="ce22" table:formula="of:=VALUE([.A3])" office:value-type="float" office:value="40140">
            <text:p>40140</text:p>
          </table:table-cell>
          <table:table-cell table:style-name="ce22" table:formula="of:=TEXT([.A3];&quot;yyyy\-mm\-ddThh\:mm\:ss&quot;)" office:value-type="string" office:string-value="yyyy-11-dd2400:00:00">
            <text:p>yyyy-11-dd2400:00:00</text:p>
          </table:table-cell>
          <table:table-cell table:style-name="ce22"/>
          <table:table-cell table:style-name="ce8" office:value-type="string">
            <text:p>You can use other cells for comments, intermediate calculations, etc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30-12-31">
            <text:p>31.12.2030</text:p>
          </table:table-cell>
          <table:table-cell table:style-name="ce22" table:formula="of:=VALUE([.A4])" office:value-type="float" office:value="46386">
            <text:p>46386</text:p>
          </table:table-cell>
          <table:table-cell table:style-name="ce22" table:formula="of:=TEXT([.A4];&quot;yyyy\-mm\-ddThh\:mm\:ss&quot;)" office:value-type="string" office:string-value="yyyy-12-dd3100:00:00">
            <text:p>yyyy-12-dd3100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00H00M00S">
            <text:p>00:00:00</text:p>
          </table:table-cell>
          <table:table-cell table:style-name="ce22" table:formula="of:=VALUE([.A5])" office:value-type="float" office:value="0">
            <text:p>0</text:p>
          </table:table-cell>
          <table:table-cell table:style-name="ce22" table:formula="of:=TEXT([.A5];&quot;yyyy\-mm\-ddThh\:mm\:ss&quot;)" office:value-type="string" office:string-value="yyyy-01-dd100:00:00">
            <text:p>yyyy-01-dd100:00:00</text:p>
          </table:table-cell>
          <table:table-cell table:style-name="ce22" office:value-type="string">
            <text:p>time only...</text:p>
          </table:table-cell>
          <table:table-cell table:style-name="ce8" office:value-type="string">
            <text:p>Column B shows serial value of date/time.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0H00M01S">
            <text:p>00:00:01</text:p>
          </table:table-cell>
          <table:table-cell table:style-name="ce22" table:formula="of:=VALUE([.A6])" office:value-type="float" office:value="0.0000115740740740741">
            <text:p>1,15740740740741E-005</text:p>
          </table:table-cell>
          <table:table-cell table:style-name="ce22" table:formula="of:=TEXT([.A6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3" office:value-type="time" office:time-value="PT01H00M00S">
            <text:p>01:00:00</text:p>
          </table:table-cell>
          <table:table-cell table:style-name="ce22" table:formula="of:=VALUE([.A7])" office:value-type="float" office:value="0.0416666666666667">
            <text:p>0,0416666667</text:p>
          </table:table-cell>
          <table:table-cell table:style-name="ce22" table:formula="of:=TEXT([.A7];&quot;yyyy\-mm\-ddThh\:mm\:ss&quot;)" office:value-type="string" office:string-value="yyyy-01-dd101:00:00">
            <text:p>yyyy-01-dd101:00:00</text:p>
          </table:table-cell>
          <table:table-cell table:style-name="ce22"/>
          <table:table-cell table:style-name="ce8" office:value-type="string">
            <text:p>Column C shows data/time as string.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3H00M00S">
            <text:p>03:00:00</text:p>
          </table:table-cell>
          <table:table-cell table:style-name="ce22" table:formula="of:=VALUE([.A8])" office:value-type="float" office:value="0.125">
            <text:p>0,125</text:p>
          </table:table-cell>
          <table:table-cell table:style-name="ce22" table:formula="of:=TEXT([.A8];&quot;yyyy\-mm\-ddThh\:mm\:ss&quot;)" office:value-type="string" office:string-value="yyyy-01-dd103:00:00">
            <text:p>yyyy-01-dd103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12H00M00S">
            <text:p>12:00:00</text:p>
          </table:table-cell>
          <table:table-cell table:style-name="ce22" table:formula="of:=VALUE([.A9])" office:value-type="float" office:value="0.5">
            <text:p>0,5</text:p>
          </table:table-cell>
          <table:table-cell table:style-name="ce22" table:formula="of:=TEXT([.A9];&quot;yyyy\-mm\-ddThh\:mm\:ss&quot;)" office:value-type="string" office:string-value="yyyy-01-dd112:00:00">
            <text:p>yyyy-01-dd112:00:00</text:p>
          </table:table-cell>
          <table:table-cell table:style-name="ce22" office:value-type="string">
            <text:p>noon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3" office:value-type="time" office:time-value="PT18H00M00S">
            <text:p>18:00:00</text:p>
          </table:table-cell>
          <table:table-cell table:style-name="ce22" table:formula="of:=VALUE([.A10])" office:value-type="float" office:value="0.75">
            <text:p>0,75</text:p>
          </table:table-cell>
          <table:table-cell table:style-name="ce22" table:formula="of:=TEXT([.A10];&quot;yyyy\-mm\-ddThh\:mm\:ss&quot;)" office:value-type="string" office:string-value="yyyy-01-dd118:00:00">
            <text:p>yyyy-01-dd118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23H59M00S">
            <text:p>23:59:00</text:p>
          </table:table-cell>
          <table:table-cell table:style-name="ce22" table:formula="of:=VALUE([.A11])" office:value-type="float" office:value="0.999305555555556">
            <text:p>0,9993055556</text:p>
          </table:table-cell>
          <table:table-cell table:style-name="ce22" table:formula="of:=TEXT([.A11];&quot;yyyy\-mm\-ddThh\:mm\:ss&quot;)" office:value-type="string" office:string-value="yyyy-01-dd123:59:00">
            <text:p>yyyy-01-dd123:59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23H59M59S">
            <text:p>23:59:59</text:p>
          </table:table-cell>
          <table:table-cell table:style-name="ce22" table:formula="of:=VALUE([.A12])" office:value-type="float" office:value="0.999988425925926">
            <text:p>0,9999884259</text:p>
          </table:table-cell>
          <table:table-cell table:style-name="ce22" table:formula="of:=TEXT([.A12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2" office:value-type="date" office:date-value="1908-09-12T12:00:00">
            <text:p>12.09.1908</text:p>
          </table:table-cell>
          <table:table-cell table:style-name="ce22" table:formula="of:=VALUE([.A13])" office:value-type="float" office:value="1716.5">
            <text:p>1716,5</text:p>
          </table:table-cell>
          <table:table-cell table:style-name="ce22" table:formula="of:=TEXT([.A13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1716.5">
            <text:p>12:00</text:p>
          </table:table-cell>
          <table:table-cell table:style-name="ce22" table:formula="of:=VALUE([.A14])" office:value-type="float" office:value="1716.5">
            <text:p>1716,5</text:p>
          </table:table-cell>
          <table:table-cell table:style-name="ce22" table:formula="of:=TEXT([.A14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41196H00M00S">
            <text:p>12:00:00</text:p>
          </table:table-cell>
          <table:table-cell table:style-name="ce22" table:formula="of:=VALUE([.A15])" office:value-type="float" office:value="1716.5">
            <text:p>1716,5</text:p>
          </table:table-cell>
          <table:table-cell table:style-name="ce22" table:formula="of:=TEXT([.A15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41196H00M00S">
            <text:p>12:00 PM</text:p>
          </table:table-cell>
          <table:table-cell table:style-name="ce22" table:formula="of:=VALUE([.A16])" office:value-type="float" office:value="1716.5">
            <text:p>1716,5</text:p>
          </table:table-cell>
          <table:table-cell table:style-name="ce22" table:formula="of:=TEXT([.A16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41196H00M00S">
            <text:p>12:00:00 PM</text:p>
          </table:table-cell>
          <table:table-cell table:style-name="ce22" table:formula="of:=VALUE([.A17])" office:value-type="float" office:value="1716.5">
            <text:p>1716,5</text:p>
          </table:table-cell>
          <table:table-cell table:style-name="ce22" table:formula="of:=TEXT([.A17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8-09-12T12:00:00">
            <text:p>12-Sep</text:p>
          </table:table-cell>
          <table:table-cell table:style-name="ce22" table:formula="of:=VALUE([.A18])" office:value-type="float" office:value="1716.5">
            <text:p>1716,5</text:p>
          </table:table-cell>
          <table:table-cell table:style-name="ce22" table:formula="of:=TEXT([.A18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FmtDateTime, dm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8-09-12T12:00:00">
            <text:p>Sep-08</text:p>
          </table:table-cell>
          <table:table-cell table:style-name="ce22" table:formula="of:=VALUE([.A19])" office:value-type="float" office:value="1716.5">
            <text:p>1716,5</text:p>
          </table:table-cell>
          <table:table-cell table:style-name="ce22" table:formula="of:=TEXT([.A19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FmtDateTime, my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41196H00M00S">
            <text:p>00:00</text:p>
          </table:table-cell>
          <table:table-cell table:style-name="ce22" table:formula="of:=VALUE([.A20])" office:value-type="float" office:value="1716.5">
            <text:p>1716,5</text:p>
          </table:table-cell>
          <table:table-cell table:style-name="ce22" table:formula="of:=TEXT([.A20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4-01-01T00:00:01">
            <text:p>01.01.1904</text:p>
          </table:table-cell>
          <table:table-cell table:style-name="ce22" table:formula="of:=VALUE([.A21])" office:value-type="float" office:value="0.0000115740740740741">
            <text:p>1,15740740740741E-005</text:p>
          </table:table-cell>
          <table:table-cell table:style-name="ce22" table:formula="of:=TEXT([.A21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0.0000115740740740741">
            <text:p>0:00</text:p>
          </table:table-cell>
          <table:table-cell table:style-name="ce22" table:formula="of:=VALUE([.A22])" office:value-type="float" office:value="0.0000115740740740741">
            <text:p>1,15740740740741E-005</text:p>
          </table:table-cell>
          <table:table-cell table:style-name="ce22" table:formula="of:=TEXT([.A22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0H00M01S">
            <text:p>00:00:01</text:p>
          </table:table-cell>
          <table:table-cell table:style-name="ce22" table:formula="of:=VALUE([.A23])" office:value-type="float" office:value="0.0000115740740740741">
            <text:p>1,15740740740741E-005</text:p>
          </table:table-cell>
          <table:table-cell table:style-name="ce22" table:formula="of:=TEXT([.A23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00H00M01S">
            <text:p>12:00 AM</text:p>
          </table:table-cell>
          <table:table-cell table:style-name="ce22" table:formula="of:=VALUE([.A24])" office:value-type="float" office:value="0.0000115740740740741">
            <text:p>1,15740740740741E-005</text:p>
          </table:table-cell>
          <table:table-cell table:style-name="ce22" table:formula="of:=TEXT([.A24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00H00M01S">
            <text:p>12:00:01 AM</text:p>
          </table:table-cell>
          <table:table-cell table:style-name="ce22" table:formula="of:=VALUE([.A25])" office:value-type="float" office:value="0.0000115740740740741">
            <text:p>1,15740740740741E-005</text:p>
          </table:table-cell>
          <table:table-cell table:style-name="ce22" table:formula="of:=TEXT([.A25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4-01-01T00:00:01">
            <text:p>01-Jan</text:p>
          </table:table-cell>
          <table:table-cell table:style-name="ce22" table:formula="of:=VALUE([.A26])" office:value-type="float" office:value="0.0000115740740740741">
            <text:p>1,15740740740741E-005</text:p>
          </table:table-cell>
          <table:table-cell table:style-name="ce22" table:formula="of:=TEXT([.A26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FmtDateTime, dm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4-01-01T00:00:01">
            <text:p>Jan-04</text:p>
          </table:table-cell>
          <table:table-cell table:style-name="ce22" table:formula="of:=VALUE([.A27])" office:value-type="float" office:value="0.0000115740740740741">
            <text:p>1,15740740740741E-005</text:p>
          </table:table-cell>
          <table:table-cell table:style-name="ce22" table:formula="of:=TEXT([.A27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FmtDateTime, my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00H00M01S">
            <text:p>00:01</text:p>
          </table:table-cell>
          <table:table-cell table:style-name="ce22" table:formula="of:=VALUE([.A28])" office:value-type="float" office:value="0.0000115740740740741">
            <text:p>1,15740740740741E-005</text:p>
          </table:table-cell>
          <table:table-cell table:style-name="ce22" table:formula="of:=TEXT([.A28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4-01-01T23:59:59.00000000001">
            <text:p>01.01.1904</text:p>
          </table:table-cell>
          <table:table-cell table:style-name="ce22" table:formula="of:=VALUE([.A29])" office:value-type="float" office:value="0.999988425925926">
            <text:p>0,9999884259</text:p>
          </table:table-cell>
          <table:table-cell table:style-name="ce22" table:formula="of:=TEXT([.A29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0.999988425925926">
            <text:p>23:59</text:p>
          </table:table-cell>
          <table:table-cell table:style-name="ce22" table:formula="of:=VALUE([.A30])" office:value-type="float" office:value="0.999988425925926">
            <text:p>0,9999884259</text:p>
          </table:table-cell>
          <table:table-cell table:style-name="ce22" table:formula="of:=TEXT([.A30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23H59M59S">
            <text:p>23:59:59</text:p>
          </table:table-cell>
          <table:table-cell table:style-name="ce22" table:formula="of:=VALUE([.A31])" office:value-type="float" office:value="0.999988425925926">
            <text:p>0,9999884259</text:p>
          </table:table-cell>
          <table:table-cell table:style-name="ce22" table:formula="of:=TEXT([.A31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23H59M59S">
            <text:p>11:59 PM</text:p>
          </table:table-cell>
          <table:table-cell table:style-name="ce22" table:formula="of:=VALUE([.A32])" office:value-type="float" office:value="0.999988425925926">
            <text:p>0,9999884259</text:p>
          </table:table-cell>
          <table:table-cell table:style-name="ce22" table:formula="of:=TEXT([.A32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23H59M59S">
            <text:p>11:59:59 PM</text:p>
          </table:table-cell>
          <table:table-cell table:style-name="ce22" table:formula="of:=VALUE([.A33])" office:value-type="float" office:value="0.999988425925926">
            <text:p>0,9999884259</text:p>
          </table:table-cell>
          <table:table-cell table:style-name="ce22" table:formula="of:=TEXT([.A33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4-01-01T23:59:59.00000000001">
            <text:p>01-Jan</text:p>
          </table:table-cell>
          <table:table-cell table:style-name="ce22" table:formula="of:=VALUE([.A34])" office:value-type="float" office:value="0.999988425925926">
            <text:p>0,9999884259</text:p>
          </table:table-cell>
          <table:table-cell table:style-name="ce22" table:formula="of:=TEXT([.A34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FmtDateTime, dm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4-01-01T23:59:59.00000000001">
            <text:p>Jan-04</text:p>
          </table:table-cell>
          <table:table-cell table:style-name="ce22" table:formula="of:=VALUE([.A35])" office:value-type="float" office:value="0.999988425925926">
            <text:p>0,9999884259</text:p>
          </table:table-cell>
          <table:table-cell table:style-name="ce22" table:formula="of:=TEXT([.A35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FmtDateTime, my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23H59M59S">
            <text:p>59:59</text:p>
          </table:table-cell>
          <table:table-cell table:style-name="ce22" table:formula="of:=VALUE([.A36])" office:value-type="float" office:value="0.999988425925926">
            <text:p>0,9999884259</text:p>
          </table:table-cell>
          <table:table-cell table:style-name="ce22" table:formula="of:=TEXT([.A36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20" office:value-type="time" office:time-value="PT03H45M12S">
            <text:p>3:45:12</text:p>
          </table:table-cell>
          <table:table-cell table:style-name="ce22" table:formula="of:=VALUE([.A37])" office:value-type="float" office:value="0.156388888888889">
            <text:p>0,1563888889</text:p>
          </table:table-cell>
          <table:table-cell table:style-name="ce22" office:value-type="string">
            <text:p>3 hours 45 mins 12 secs</text:p>
          </table:table-cell>
          <table:table-cell table:style-name="ce22"/>
          <table:table-cell table:style-name="ce22" office:value-type="string">
            <text:p>formatted as nfTimeDuration</text:p>
          </table:table-cell>
          <table:table-cell table:number-columns-repeated="1019"/>
        </table:table-row>
        <table:table-row table:style-name="ro2">
          <table:table-cell table:style-name="ce20" office:value-type="time" office:time-value="PT27H45M12S">
            <text:p>27:45:12</text:p>
          </table:table-cell>
          <table:table-cell table:style-name="ce22" table:formula="of:=VALUE([.A38])" office:value-type="float" office:value="1.15638888888889">
            <text:p>1,1563888889</text:p>
          </table:table-cell>
          <table:table-cell table:style-name="ce22" office:value-type="string">
            <text:p>the same plus 1 day</text:p>
          </table:table-cell>
          <table:table-cell table:style-name="ce22"/>
          <table:table-cell table:style-name="ce22" office:value-type="string">
            <text:p>formatted as nfTimeDuration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text> €</number:text>
      <number:number number:decimal-places="2" number:min-integer-digits="1" number:grouping="true"/>
      <number:text> </number:text>
    </number:number-style>
    <number:number-style style:name="N111P1" style:volatile="true">
      <number:text>-€</number:text>
      <number:number number:decimal-places="2" number:min-integer-digits="1" number:grouping="true"/>
      <number:text> </number:text>
    </number:number-style>
    <number:number-style style:name="N111P2" style:volatile="true">
      <number:text> €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text>€</number:text>
      <number:number number:decimal-places="0" number:min-integer-digits="1" number:grouping="true"/>
    </number:number-style>
    <number:number-style style:name="N115">
      <number:text>-€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€</number:text>
      <number:number number:decimal-places="0" number:min-integer-digits="1" number:grouping="true"/>
    </number:number-style>
    <number:number-style style:name="N116">
      <style:text-properties fo:color="#ff0000"/>
      <number:text>-€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€</number:text>
      <number:number number:decimal-places="2" number:min-integer-digits="1" number:grouping="true"/>
    </number:number-style>
    <number:number-style style:name="N118">
      <number:text>-€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</number:number-style>
    <number:number-style style:name="N119">
      <style:text-properties fo:color="#ff0000"/>
      <number:text>-€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-€</number:text>
      <number:number number:decimal-places="0" number:min-integer-digits="1" number:grouping="true"/>
      <number:text> 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Ja</number:text>
    </number:number-style>
    <number:number-style style:name="N163P1" style:volatile="true">
      <number:text>Ja</number:text>
    </number:number-style>
    <number:number-style style:name="N163">
      <number:text>Ne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Waar</number:text>
    </number:number-style>
    <number:number-style style:name="N165P1" style:volatile="true">
      <number:text>Waar</number:text>
    </number:number-style>
    <number:number-style style:name="N165">
      <number:text>Niet waar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an</number:text>
    </number:number-style>
    <number:number-style style:name="N167P1" style:volatile="true">
      <number:text>Aan</number:text>
    </number:number-style>
    <number:number-style style:name="N167">
      <number:text>Uit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9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9P0"/>
    </number:currency-style>
    <number:currency-style style:name="N17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73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73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5P0" style:volatile="true">
      <number:hours/>
      <number:text>:</number:text>
      <number:minutes number:style="long"/>
    </number:tim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7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79P0"/>
    </number:currency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80"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80P0"/>
    </number:currency-style>
    <number:currency-style style:name="N182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2"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2P0"/>
    </number:currency-style>
    <number:currency-style style:name="N183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3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3P0"/>
    </number:currency-style>
    <number:currency-style style:name="N18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85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5P0"/>
    </number:currency-style>
    <number:date-style style:name="N8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IE">
      <number:day number:style="long"/>
      <number:text>-</number:text>
      <number:month number:textual="true"/>
    </number:date-style>
    <number:date-style style:name="N8108" number:language="en" number:country="IE">
      <number:month number:textual="true"/>
      <number:text>-</number:text>
      <number:year/>
    </number:date-style>
    <number:time-style style:name="N8109" number:language="en" number:country="IE">
      <number:hours/>
      <number:text>:</number:text>
      <number:minutes number:style="long"/>
      <number:text> </number:text>
      <number:am-pm/>
    </number:time-style>
    <number:time-style style:name="N8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IE">
      <number:text>€</number:text>
      <number:number number:decimal-places="0" number:min-integer-digits="1" number:grouping="true"/>
    </number:number-style>
    <number:number-style style:name="N8113" number:language="en" number:country="IE">
      <number:text>-€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IE">
      <number:text>€</number:text>
      <number:number number:decimal-places="0" number:min-integer-digits="1" number:grouping="true"/>
    </number:number-style>
    <number:number-style style:name="N8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en" number:country="IE">
      <number:text>€</number:text>
      <number:number number:decimal-places="2" number:min-integer-digits="1" number:grouping="true"/>
    </number:number-style>
    <number:number-style style:name="N8116" number:language="en" number:country="IE">
      <number:text>-€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text>€</number:text>
      <number:number number:decimal-places="2" number:min-integer-digits="1" number:grouping="true"/>
    </number:number-style>
    <number:number-style style:name="N8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17P0"/>
    </number:number-style>
    <number:time-style style:name="N16117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6117" number:language="en" number:country="US">
      <number:text-content/>
      <style:map style:condition="value()&gt;=0" style:apply-style-name="N16117P0"/>
    </number:text-style>
    <number:time-style style:name="N1611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6119" number:language="en" number:country="US">
      <number:text-content/>
      <style:map style:condition="value()&gt;=0" style:apply-style-name="N16119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23.06.2014</text:date>, <text:time>10:09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23T10:09:13.65</dc:date>
    <meta:editing-duration>PT21M45S</meta:editing-duration>
    <meta:editing-cycles>9</meta:editing-cycles>
    <meta:generator>OpenOffice/4.1.0$Win32 OpenOffice.org_project/410m18$Build-9764</meta:generator>
    <dc:creator>Werner Pamler</dc:creator>
    <meta:document-statistic meta:table-count="3" meta:cell-count="248" meta:object-count="0"/>
  </office:meta>
</office:document-meta>
</file>